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5b4" officeooo:paragraph-rsid="001f15b4"/>
    </style:style>
    <style:style style:name="P2" style:family="paragraph" style:parent-style-name="Standard">
      <style:text-properties officeooo:rsid="0020db93" officeooo:paragraph-rsid="0020db93"/>
    </style:style>
    <style:style style:name="P3" style:family="paragraph" style:parent-style-name="Standard">
      <style:text-properties officeooo:rsid="0023cd3c" officeooo:paragraph-rsid="0023cd3c"/>
    </style:style>
    <style:style style:name="P4" style:family="paragraph" style:parent-style-name="Standard">
      <style:text-properties officeooo:rsid="002c47d1" officeooo:paragraph-rsid="002c47d1" fo:background-color="transparent"/>
    </style:style>
    <style:style style:name="P5" style:family="paragraph" style:parent-style-name="Standard">
      <style:text-properties fo:font-weight="bold" officeooo:rsid="0023cd3c" officeooo:paragraph-rsid="0023cd3c" style:font-weight-asian="bold" style:font-weight-complex="bold"/>
    </style:style>
    <style:style style:name="P6" style:family="paragraph" style:parent-style-name="Standard" style:list-style-name="L1">
      <style:text-properties officeooo:paragraph-rsid="0023cd3c"/>
    </style:style>
    <style:style style:name="P7" style:family="paragraph" style:parent-style-name="Standard" style:list-style-name="L1">
      <style:text-properties officeooo:paragraph-rsid="001eecde"/>
    </style:style>
    <style:style style:name="P8" style:family="paragraph" style:parent-style-name="Standard" style:list-style-name="L1">
      <style:text-properties officeooo:paragraph-rsid="0020db93"/>
    </style:style>
    <style:style style:name="P9" style:family="paragraph" style:parent-style-name="Standard" style:list-style-name="L1">
      <style:text-properties officeooo:rsid="002c47d1" officeooo:paragraph-rsid="002c47d1" fo:background-color="transparent"/>
    </style:style>
    <style:style style:name="P10" style:family="paragraph" style:parent-style-name="Standard" style:list-style-name="L1">
      <style:text-properties officeooo:rsid="0020db93" officeooo:paragraph-rsid="0020db93"/>
    </style:style>
    <style:style style:name="P11" style:family="paragraph" style:parent-style-name="Standard" style:list-style-name="L1">
      <style:text-properties officeooo:rsid="0023cd3c" officeooo:paragraph-rsid="0023cd3c"/>
    </style:style>
    <style:style style:name="P12" style:family="paragraph" style:parent-style-name="Standard" style:list-style-name="L1">
      <style:text-properties officeooo:rsid="0027503a" officeooo:paragraph-rsid="0027503a"/>
    </style:style>
    <style:style style:name="P13" style:family="paragraph" style:parent-style-name="Standard" style:list-style-name="L1">
      <style:text-properties officeooo:rsid="001eecde" officeooo:paragraph-rsid="001f15b4"/>
    </style:style>
    <style:style style:name="P14" style:family="paragraph" style:parent-style-name="Standard" style:list-style-name="L1">
      <style:text-properties officeooo:rsid="001eecde" officeooo:paragraph-rsid="001eecde"/>
    </style:style>
    <style:style style:name="P15" style:family="paragraph" style:parent-style-name="Standard" style:list-style-name="L1">
      <style:text-properties officeooo:rsid="001eecde" officeooo:paragraph-rsid="0020db93"/>
    </style:style>
    <style:style style:name="P16" style:family="paragraph" style:parent-style-name="Standard" style:list-style-name="L1">
      <style:text-properties officeooo:rsid="001f15b4" officeooo:paragraph-rsid="001f15b4"/>
    </style:style>
    <style:style style:name="P17" style:family="paragraph" style:parent-style-name="Standard" style:list-style-name="L1">
      <style:text-properties fo:color="#c9211e" officeooo:rsid="002284a1" officeooo:paragraph-rsid="002284a1"/>
    </style:style>
    <style:style style:name="P18" style:family="paragraph" style:parent-style-name="Standard" style:list-style-name="L1">
      <style:text-properties officeooo:rsid="002284a1" officeooo:paragraph-rsid="002284a1"/>
    </style:style>
    <style:style style:name="P19" style:family="paragraph" style:parent-style-name="Standard" style:list-style-name="L1">
      <style:text-properties officeooo:rsid="002fac24" officeooo:paragraph-rsid="002fac24"/>
    </style:style>
    <style:style style:name="T1" style:family="text">
      <style:text-properties officeooo:rsid="001eecde"/>
    </style:style>
    <style:style style:name="T2" style:family="text">
      <style:text-properties officeooo:rsid="001f15b4"/>
    </style:style>
    <style:style style:name="T3" style:family="text">
      <style:text-properties officeooo:rsid="0020db93"/>
    </style:style>
    <style:style style:name="T4" style:family="text">
      <style:text-properties fo:color="#c9211e" officeooo:rsid="0020db93"/>
    </style:style>
    <style:style style:name="T5" style:family="text">
      <style:text-properties fo:color="#c9211e" officeooo:rsid="002284a1"/>
    </style:style>
    <style:style style:name="T6" style:family="text">
      <style:text-properties officeooo:rsid="002284a1"/>
    </style:style>
    <style:style style:name="T7" style:family="text">
      <style:text-properties officeooo:rsid="0023cd3c"/>
    </style:style>
    <style:style style:name="T8" style:family="text">
      <style:text-properties officeooo:rsid="00268988"/>
    </style:style>
    <style:style style:name="T9" style:family="text">
      <style:text-properties fo:color="#e8a202"/>
    </style:style>
    <style:style style:name="T10" style:family="text">
      <style:text-properties fo:color="#2a6099"/>
    </style:style>
    <style:style style:name="T11" style:family="text">
      <style:text-properties fo:color="#f10d0c"/>
    </style:style>
    <style:style style:name="T12" style:family="text">
      <style:text-properties fo:background-color="#ffff00" loext:char-shading-value="0"/>
    </style:style>
    <style:style style:name="T13" style:family="text">
      <style:text-properties fo:color="#55308d"/>
    </style:style>
    <style:style style:name="T14" style:family="text">
      <style:text-properties officeooo:rsid="002c47d1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es</text:p>
      <text:list xml:id="list3517145443" text:style-name="L1">
        <text:list-item>
          <text:p text:style-name="P6"><text:span text:style-name="T8">T</text:span><text:span text:style-name="T1">he ability to redirect</text:span><text:span text:style-name="T14">ing</text:span><text:span text:style-name="T1"> </text:span><text:span text:style-name="T8">the content of files </text:span><text:span text:style-name="T1"><text:s/></text:span><text:span text:style-name="T8">inputs, outputs, and errors</text:span><text:span text:style-name="T1"> </text:span></text:p>
        </text:list-item>
        <text:list-item>
          <text:p text:style-name="P6"><text:span text:style-name="T9">commandName</text:span> –<text:span text:style-name="T10">options</text:span> <text:span text:style-name="T11">arguments</text:span> <text:span text:style-name="T13">1&gt; </text:span><text:span text:style-name="T12">destination</text:span></text:p>
          <text:list>
            <text:list-item>
              <text:p text:style-name="P9">When redirecting you only can have one <text:span text:style-name="T9">commandName</text:span> </text:p>
            </text:list-item>
          </text:list>
        </text:list-item>
      </text:list>
      <text:p text:style-name="P4"/>
      <text:list xml:id="list184036513857486" text:continue-numbering="true" text:style-name="L1">
        <text:list-item>
          <text:p text:style-name="P10">you can have the have the below at the same time and specific actions will be executed</text:p>
          <text:list>
            <text:list-item>
              <text:p text:style-name="P10"><text:s/>cat 1&gt;&gt; output.txt 2&gt;&gt;error.txt</text:p>
            </text:list-item>
          </text:list>
        </text:list-item>
      </text:list>
      <text:p text:style-name="P2"/>
      <text:list xml:id="list184035337472816" text:continue-numbering="true" text:style-name="L1">
        <text:list-item>
          <text:p text:style-name="P11">Also you can direct the data from a file to another terminal not just one terminal </text:p>
        </text:list-item>
        <text:list-item>
          <text:p text:style-name="P12">Important redirecting notes</text:p>
          <text:list>
            <text:list-item>
              <text:p text:style-name="P12">The output is 1 </text:p>
            </text:list-item>
            <text:list-item>
              <text:p text:style-name="P19">&gt;</text:p>
            </text:list-item>
            <text:list-item>
              <text:p text:style-name="P12">1&gt;</text:p>
            </text:list-item>
            <text:list-item>
              <text:p text:style-name="P12">1&gt;&gt;</text:p>
            </text:list-item>
            <text:list-item>
              <text:p text:style-name="P12">This output is of a specific command can be directed to a different location </text:p>
            </text:list-item>
            <text:list-item>
              <text:p text:style-name="P12">The error is 2</text:p>
            </text:list-item>
            <text:list-item>
              <text:p text:style-name="P12">2&gt;</text:p>
            </text:list-item>
            <text:list-item>
              <text:p text:style-name="P12">2&gt;&gt;</text:p>
            </text:list-item>
            <text:list-item>
              <text:p text:style-name="P12">The error of a specific command can be directed to a different location</text:p>
            </text:list-item>
            <text:list-item>
              <text:p text:style-name="P12">The input is 0</text:p>
            </text:list-item>
            <text:list-item>
              <text:p text:style-name="P12">0&lt;</text:p>
            </text:list-item>
            <text:list-item>
              <text:p text:style-name="P12">The input of a specific command can be taken from a different location instead of the keyword </text:p>
            </text:list-item>
          </text:list>
        </text:list-item>
      </text:list>
      <text:p text:style-name="P3"/>
      <text:p text:style-name="P3"><text:span text:style-name="T15">Examples</text:span> </text:p>
      <text:list xml:id="list184036286981380" text:continue-numbering="true" text:style-name="L1">
        <text:list-item>
          <text:p text:style-name="P7"><text:span text:style-name="T1">Example </text:span><text:span text:style-name="T3">1 redirecting a standard </text:span><text:span text:style-name="T5">output</text:span><text:span text:style-name="T3"> with the</text:span><text:span text:style-name="T1"> cat command </text:span><text:span text:style-name="T3">&amp; </text:span><text:span text:style-name="T4">creating</text:span><text:span text:style-name="T3">/</text:span><text:span text:style-name="T4">rewriting</text:span><text:span text:style-name="T3">/</text:span><text:span text:style-name="T4">overwriting</text:span><text:span text:style-name="T3"> txt.files</text:span></text:p>
          <text:list>
            <text:list-item>
              <text:p text:style-name="P13">cat 1&gt; output.txt <text:span text:style-name="T2">or </text:span>cat &gt; output.txt <text:s/></text:p>
              <text:list>
                <text:list-item>
                  <text:p text:style-name="P14">the standard output is the steam or the pipe the goes down too and each standard data has a number with it. The standard input is number 0, the standard output is number 1, and standard error is number 2 </text:p>
                </text:list-item>
                <text:list-item>
                  <text:p text:style-name="P14">The statement basically says: put the output of cat in the input of output.txt </text:p>
                </text:list-item>
                <text:list-item>
                  <text:p text:style-name="P14">the standard output is pointed at a file ( &gt; output.txt) instead of it pointing usually to the terminal </text:p>
                </text:list-item>
                <text:list-item>
                  <text:p text:style-name="P16">when you run the function, the cat function will still wait for you to complete your input. Once you are done press ctrl+c</text:p>
                </text:list-item>
                <text:list-item>
                  <text:p text:style-name="P16">now the output.txt is available in your files</text:p>
                </text:list-item>
                <text:list-item>
                  <text:p text:style-name="P16">The number 1 is not needed in this case because the standard output is what you usually want to redirect but a good practice to always include it</text:p>
                </text:list-item>
              </text:list>
            </text:list-item>
          </text:list>
        </text:list-item>
        <text:list-item>
          <text:p text:style-name="P8"><text:span text:style-name="T1">Example </text:span><text:span text:style-name="T3">2 redirecting a standard </text:span><text:span text:style-name="T5">output</text:span><text:span text:style-name="T3"> with the</text:span><text:span text:style-name="T1"> cat command </text:span><text:span text:style-name="T3">&amp; </text:span><text:span text:style-name="T4">appending</text:span><text:span text:style-name="T3"> text to file</text:span><text:span text:style-name="T2"> </text:span></text:p>
          <text:list>
            <text:list-item>
              <text:p text:style-name="P16">cat 1&gt;&gt; output.txt</text:p>
            </text:list-item>
          </text:list>
        </text:list-item>
      </text:list>
      <text:p text:style-name="P1"/>
      <text:list xml:id="list184035386431749" text:continue-numbering="true" text:style-name="L1">
        <text:list-item>
          <text:p text:style-name="P8"><text:span text:style-name="T1">Example </text:span><text:span text:style-name="T3">3 redirecting a standard </text:span><text:span text:style-name="T4">error</text:span><text:span text:style-name="T3"> with the</text:span><text:span text:style-name="T1"> cat command </text:span><text:span text:style-name="T3">&amp; </text:span><text:span text:style-name="T4">creating</text:span><text:span text:style-name="T3"> an error file/</text:span><text:span text:style-name="T4">overwrting</text:span><text:span text:style-name="T3"> an existing one</text:span></text:p>
          <text:list>
            <text:list-item>
              <text:p text:style-name="P15">cat -<text:span text:style-name="T3">k blah 2</text:span>&gt; <text:span text:style-name="T3">error</text:span>.txt </text:p>
              <text:list>
                <text:list-item>
                  <text:p text:style-name="P10">this will give an error because the cat command does not have the -k option</text:p>
                </text:list-item>
              </text:list>
            </text:list-item>
          </text:list>
        </text:list-item>
        <text:list-item>
          <text:p text:style-name="P8"><text:span text:style-name="T1">Example </text:span><text:span text:style-name="T3">4 redirecting a standard </text:span><text:span text:style-name="T4">error</text:span><text:span text:style-name="T3"> with the</text:span><text:span text:style-name="T1"> cat command </text:span><text:span text:style-name="T3">&amp; </text:span><text:span text:style-name="T4">appending</text:span><text:span text:style-name="T3"> to an already existing file</text:span></text:p>
          <text:list>
            <text:list-item>
              <text:p text:style-name="P15">cat <text:span text:style-name="T3">ff 2</text:span>&gt; <text:span text:style-name="T3">error</text:span>.txt </text:p>
              <text:list>
                <text:list-item>
                  <text:p text:style-name="P10"><text:soft-page-break/>this will give an error because cat ff gives you an error </text:p>
                </text:list-item>
              </text:list>
            </text:list-item>
          </text:list>
        </text:list-item>
        <text:list-item>
          <text:p text:style-name="P8"><text:span text:style-name="T1">Example </text:span><text:span text:style-name="T3">5 redirecting a standard </text:span><text:span text:style-name="T5">input</text:span><text:span text:style-name="T3"> with the</text:span><text:span text:style-name="T1"> cat command </text:span></text:p>
          <text:list>
            <text:list-item>
              <text:p text:style-name="P17">linux expect the input to come from the keyboard but instead we can provide the input from a different location</text:p>
            </text:list-item>
            <text:list-item>
              <text:p text:style-name="P18">Exp: </text:p>
              <text:list>
                <text:list-item>
                  <text:p text:style-name="P18">create a file -&gt; cat 1&gt; input.txt </text:p>
                </text:list-item>
                <text:list-item>
                  <text:p text:style-name="P18">type -&gt; hello world</text:p>
                </text:list-item>
                <text:list-item>
                  <text:p text:style-name="P18">cat 0&lt; input.txt -&gt; this will produce the results or whatever inside the input.text </text:p>
                </text:list-item>
                <text:list-item>
                  <text:p text:style-name="P18">Note: you can type cat &lt; input.txt, instead of typing the zero</text:p>
                </text:list-item>
              </text:list>
            </text:list-item>
          </text:list>
        </text:list-item>
        <text:list-item>
          <text:p text:style-name="P18">Example 7: get cat to read a standard input from input.txt and redirect the read output to hello.txt</text:p>
          <text:list>
            <text:list-item>
              <text:p text:style-name="P11">cat 0&lt; input.txt 1&gt; hello.txt</text:p>
            </text:list-item>
          </text:list>
        </text:list-item>
        <text:list-item>
          <text:p text:style-name="P6"><text:span text:style-name="T6">Example </text:span><text:span text:style-name="T7">8</text:span><text:span text:style-name="T6">: </text:span></text:p>
          <text:list>
            <text:list-item>
              <text:p text:style-name="P11">cat 0&lt; input.txt 1&gt; hello.txt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7:26:18.260589883</meta:creation-date>
    <meta:generator>LibreOffice/6.4.7.2$Linux_X86_64 LibreOffice_project/40$Build-2</meta:generator>
    <dc:date>2022-01-19T18:40:34.758263875</dc:date>
    <meta:editing-duration>PT10M39S</meta:editing-duration>
    <meta:editing-cycles>5</meta:editing-cycles>
    <meta:document-statistic meta:table-count="0" meta:image-count="0" meta:object-count="0" meta:page-count="2" meta:paragraph-count="48" meta:word-count="514" meta:character-count="2637" meta:non-whitespace-character-count="2194"/>
  </office:meta>
</office:document-meta>
</file>